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3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673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0.4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202005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4500" calcext:value-type="float">
            <text:p>4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270" calcext:value-type="float">
            <text:p>2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6" calcext:value-type="float">
            <text:p>16</text:p>
          </table:table-cell>
          <table:table-cell table:formula="of:=[.B1]*[.C1]" office:value-type="float" office:value="960" calcext:value-type="float">
            <text:p>9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]*[.C1]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2" table:formula="of:=[.B5]*[.C5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8])" office:value-type="float" office:value="5500" calcext:value-type="float">
            <text:p>5500</text:p>
          </table:table-cell>
          <table:table-cell table:formula="of:=5500-[.D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5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2" table:formula="of:=[.B3]*[.C3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 style:data-style-name="N2" text:time-value="06:13:41.7214673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6T06:10:04.025910001</meta:creation-date>
    <dc:date>2020-05-25T06:21:34.350474717</dc:date>
    <meta:editing-duration>PT12H34M8S</meta:editing-duration>
    <meta:editing-cycles>123</meta:editing-cycles>
    <meta:generator>LibreOffice/6.4.3.2$Linux_X86_64 LibreOffice_project/40$Build-2</meta:generator>
    <meta:document-statistic meta:table-count="47" meta:cell-count="1609" meta:object-count="0"/>
  </office:meta>
</office:document-meta>
</file>